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w to run the installer you need:</text:p>
      <text:list text:style-name="LFO3">
        <text:list-item text:start-value="1">
          <text:p text:style-name="P2">Click “Enable” on the title bar</text:p>
        </text:list-item>
      </text:list>
      <text:list text:style-name="LFO3" text:continue-numbering="true">
        <text:list-item>
          <text:p text:style-name="P3">Double click the file below</text:p>
        </text:list-item>
      </text:list>
      <text:list text:style-name="LFO3" text:continue-numbering="true">
        <text:list-item>
          <text:p text:style-name="P4">On the pop-up click “Run”</text:p>
        </text:list-item>
      </text:list>
      <text:p text:style-name="Normal"><draw:frame draw:z-index="0" draw:id="id0" draw:style-name="a0" draw:name="Object 1" text:anchor-type="as-char" svg:x="0in" svg:y="0in" svg:width="1.25in" svg:height="0.54167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vertical-align="auto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nWilliams</meta:initial-creator>
    <dc:creator>BenWilliams</dc:creator>
    <meta:creation-date>2013-09-15T05:33:00Z</meta:creation-date>
    <dc:date>2013-09-16T09:10:00Z</dc:date>
    <meta:template xlink:href="Normal.dotm" xlink:type="simple"/>
    <meta:editing-cycles>7</meta:editing-cycles>
    <meta:editing-duration>PT18780S</meta:editing-duration>
    <meta:document-statistic meta:page-count="1" meta:paragraph-count="1" meta:word-count="21" meta:character-count="141" meta:row-count="1" meta:non-whitespace-character-count="121"/>
  </office:meta>
</office:document-meta>
</file>